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62"/>SNU developer log day 462</text:h>
      <text:p text:style-name="P2">I have gotten my schedule under order, but procrastination is messing everything up. Today, I was able to put out the same usual update as lately, but each day, it is being done less effectively. Development has been keeping a repetitive pace lately, but I hope to move on to a new project soon. The current project is nearing completion.</text:p>
      <text:p text:style-name="P2">There is no need for a bottom description again today, I don't have anything else I can put.</text:p>
      <text:p text:style-name="Text_20_body"><text:span text:style-name="T1">Sean Patrick Myrick on May 6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21:34.140000000</meta:creation-date>
    <dc:date>2020-05-07T16:21:44.996000000</dc:date>
    <meta:editing-duration>PT11S</meta:editing-duration>
    <meta:editing-cycles>1</meta:editing-cycles>
    <meta:document-statistic meta:table-count="0" meta:image-count="0" meta:object-count="0" meta:page-count="1" meta:paragraph-count="4" meta:word-count="90" meta:character-count="490" meta:non-whitespace-character-count="404"/>
    <meta:generator>LibreOffice/6.1.2.1$Windows_X86_64 LibreOffice_project/65905a128db06ba48db947242809d14d3f9a93fe</meta:generator>
  </office:meta>
</office:document-meta>
</file>